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graphic" style:name="a493254" style:parent-style-name="IntenseEmphasis">
      <style:graphic-properties style:horizontal-pos="right" style:horizontal-rel="paragraph" style:wrap="left" style:wrap-contour="false" svg:x="0.0mm"/>
    </style:style>
    <style:style style:family="paragraph" style:name="a7a431c" style:parent-style-name="Normal">
      <style:text-properties fo:country="US" fo:language="en"/>
    </style:style>
    <style:style style:family="paragraph" style:name="ab3e605" style:parent-style-name="Normal">
      <style:paragraph-properties fo:line-height="100%" fo:margin-bottom="0.0mm"/>
    </style:style>
    <style:style style:family="graphic" style:name="a1f507a" style:parent-style-name="Graphics">
      <style:graphic-properties fo:background-color="transparent" fo:border-bottom="none" fo:border-left="none" fo:border-right="none" fo:border-top="none"/>
    </style:style>
    <style:style style:family="paragraph" style:name="a1134f9" style:parent-style-name="Normal">
      <style:paragraph-properties fo:line-height="100%" fo:margin-bottom="0.0mm"/>
    </style:style>
    <style:style style:family="paragraph" style:name="ada5a40" style:parent-style-name="Normal">
      <style:paragraph-properties fo:line-height="100%" fo:margin-bottom="0.0mm"/>
    </style:style>
    <style:style style:family="table-cell" style:name="a99727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27b29" style:parent-style-name="Normal">
      <style:paragraph-properties fo:line-height="100%" fo:margin-bottom="0.0mm"/>
    </style:style>
    <style:style style:family="graphic" style:name="acbc1b2" style:parent-style-name="Graphics">
      <style:graphic-properties fo:background-color="transparent" fo:border-bottom="none" fo:border-left="none" fo:border-right="none" fo:border-top="none"/>
    </style:style>
    <style:style style:family="paragraph" style:name="a845320" style:parent-style-name="Normal">
      <style:paragraph-properties fo:line-height="100%" fo:margin-bottom="0.0mm"/>
    </style:style>
    <style:style style:family="paragraph" style:name="ac71b84" style:parent-style-name="Normal">
      <style:paragraph-properties fo:line-height="100%" fo:margin-bottom="0.0mm"/>
    </style:style>
    <style:style style:family="table-cell" style:name="a9d3f8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571f" style:parent-style-name="Normal">
      <style:paragraph-properties fo:line-height="100%" fo:margin-bottom="0.0mm"/>
    </style:style>
    <style:style style:family="graphic" style:name="a863648" style:parent-style-name="Graphics">
      <style:graphic-properties fo:background-color="transparent" fo:border-bottom="none" fo:border-left="none" fo:border-right="none" fo:border-top="none"/>
    </style:style>
    <style:style style:family="paragraph" style:name="a3ccc72" style:parent-style-name="Normal">
      <style:paragraph-properties fo:line-height="100%" fo:margin-bottom="0.0mm"/>
    </style:style>
    <style:style style:family="paragraph" style:name="a3dd7e5" style:parent-style-name="Normal">
      <style:paragraph-properties fo:line-height="100%" fo:margin-bottom="0.0mm"/>
    </style:style>
    <style:style style:family="table-cell" style:name="ab054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8e6ef" style:parent-style-name="Normal">
      <style:paragraph-properties fo:line-height="100%" fo:margin-bottom="0.0mm"/>
    </style:style>
    <style:style style:family="table-cell" style:name="af0422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0bbcf" style:parent-style-name="Normal">
      <style:paragraph-properties fo:line-height="100%" fo:margin-bottom="0.0mm"/>
    </style:style>
    <style:style style:family="graphic" style:name="a54bde3" style:parent-style-name="Graphics">
      <style:graphic-properties fo:background-color="transparent" fo:border-bottom="none" fo:border-left="none" fo:border-right="none" fo:border-top="none"/>
    </style:style>
    <style:style style:family="paragraph" style:name="a2bbe15" style:parent-style-name="Normal">
      <style:paragraph-properties fo:line-height="100%" fo:margin-bottom="0.0mm"/>
    </style:style>
    <style:style style:family="paragraph" style:name="a5fcaad" style:parent-style-name="Normal">
      <style:paragraph-properties fo:line-height="100%" fo:margin-bottom="0.0mm"/>
    </style:style>
    <style:style style:family="table-cell" style:name="a9bac2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b26c" style:parent-style-name="Normal">
      <style:paragraph-properties fo:line-height="100%" fo:margin-bottom="0.0mm"/>
    </style:style>
    <style:style style:family="graphic" style:name="aabc570" style:parent-style-name="Graphics">
      <style:graphic-properties fo:background-color="transparent" fo:border-bottom="none" fo:border-left="none" fo:border-right="none" fo:border-top="none"/>
    </style:style>
    <style:style style:family="paragraph" style:name="a988c07" style:parent-style-name="Normal">
      <style:paragraph-properties fo:line-height="100%" fo:margin-bottom="0.0mm"/>
    </style:style>
    <style:style style:family="paragraph" style:name="ad50249" style:parent-style-name="Normal">
      <style:paragraph-properties fo:line-height="100%" fo:margin-bottom="0.0mm"/>
    </style:style>
    <style:style style:family="table-cell" style:name="ac68d3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3a82a" style:parent-style-name="Normal">
      <style:paragraph-properties fo:line-height="100%" fo:margin-bottom="0.0mm"/>
    </style:style>
    <style:style style:family="graphic" style:name="ad5f84e" style:parent-style-name="Graphics">
      <style:graphic-properties fo:background-color="transparent" fo:border-bottom="none" fo:border-left="none" fo:border-right="none" fo:border-top="none"/>
    </style:style>
    <style:style style:family="paragraph" style:name="a8ef7f8" style:parent-style-name="Normal">
      <style:paragraph-properties fo:line-height="100%" fo:margin-bottom="0.0mm"/>
    </style:style>
    <style:style style:family="paragraph" style:name="a630433" style:parent-style-name="Normal">
      <style:paragraph-properties fo:line-height="100%" fo:margin-bottom="0.0mm"/>
    </style:style>
    <style:style style:family="table-cell" style:name="a7caf7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95525" style:parent-style-name="Normal">
      <style:paragraph-properties fo:line-height="100%" fo:margin-bottom="0.0mm"/>
    </style:style>
    <style:style style:family="table-cell" style:name="a05de0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ec34d" style:parent-style-name="Normal">
      <style:paragraph-properties fo:line-height="100%" fo:margin-bottom="0.0mm"/>
    </style:style>
    <style:style style:family="graphic" style:name="a8c60c9" style:parent-style-name="Graphics">
      <style:graphic-properties fo:background-color="transparent" fo:border-bottom="none" fo:border-left="none" fo:border-right="none" fo:border-top="none"/>
    </style:style>
    <style:style style:family="paragraph" style:name="af97c76" style:parent-style-name="Normal">
      <style:paragraph-properties fo:line-height="100%" fo:margin-bottom="0.0mm"/>
    </style:style>
    <style:style style:family="paragraph" style:name="a9f77eb" style:parent-style-name="Normal">
      <style:paragraph-properties fo:line-height="100%" fo:margin-bottom="0.0mm"/>
    </style:style>
    <style:style style:family="table-cell" style:name="a504be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5944d" style:parent-style-name="Normal">
      <style:paragraph-properties fo:line-height="100%" fo:margin-bottom="0.0mm"/>
    </style:style>
    <style:style style:family="graphic" style:name="aa43c8d" style:parent-style-name="Graphics">
      <style:graphic-properties fo:background-color="transparent" fo:border-bottom="none" fo:border-left="none" fo:border-right="none" fo:border-top="none"/>
    </style:style>
    <style:style style:family="paragraph" style:name="a70f204" style:parent-style-name="Normal">
      <style:paragraph-properties fo:line-height="100%" fo:margin-bottom="0.0mm"/>
    </style:style>
    <style:style style:family="paragraph" style:name="a5b1eec" style:parent-style-name="Normal">
      <style:paragraph-properties fo:line-height="100%" fo:margin-bottom="0.0mm"/>
    </style:style>
    <style:style style:family="table-cell" style:name="a77189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bfd6f" style:parent-style-name="Normal">
      <style:paragraph-properties fo:line-height="100%" fo:margin-bottom="0.0mm"/>
    </style:style>
    <style:style style:family="graphic" style:name="a8028c9" style:parent-style-name="Graphics">
      <style:graphic-properties fo:background-color="transparent" fo:border-bottom="none" fo:border-left="none" fo:border-right="none" fo:border-top="none"/>
    </style:style>
    <style:style style:family="paragraph" style:name="ade7712" style:parent-style-name="Normal">
      <style:paragraph-properties fo:line-height="100%" fo:margin-bottom="0.0mm"/>
    </style:style>
    <style:style style:family="paragraph" style:name="a1d3aaa" style:parent-style-name="Normal">
      <style:paragraph-properties fo:line-height="100%" fo:margin-bottom="0.0mm"/>
    </style:style>
    <style:style style:family="table-cell" style:name="a0591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c36c1" style:parent-style-name="Normal">
      <style:paragraph-properties fo:line-height="100%" fo:margin-bottom="0.0mm"/>
    </style:style>
    <style:style style:family="table-cell" style:name="a4b197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ec765" style:parent-style-name="Normal">
      <style:paragraph-properties fo:line-height="100%" fo:margin-bottom="0.0mm"/>
    </style:style>
    <style:style style:family="table-cell" style:name="a9b57d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87f42" style:parent-style-name="Normal">
      <style:paragraph-properties fo:line-height="100%" fo:margin-bottom="0.0mm"/>
    </style:style>
    <style:style style:family="table-cell" style:name="a9f028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95d1b" style:parent-style-name="Normal">
      <style:paragraph-properties fo:line-height="100%" fo:margin-bottom="0.0mm"/>
    </style:style>
    <style:style style:family="table-cell" style:name="a7414f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cac07" style:parent-style-name="Normal">
      <style:paragraph-properties fo:line-height="100%" fo:margin-bottom="0.0mm"/>
    </style:style>
    <style:style style:family="table-cell" style:name="a4af53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9422b9">
      <style:table-column-properties style:rel-column-width="29*"/>
    </style:style>
    <style:style style:family="table-column" style:name="a3d29e2">
      <style:table-column-properties style:rel-column-width="28*"/>
    </style:style>
    <style:style style:family="table-column" style:name="afb539c">
      <style:table-column-properties style:rel-column-width="26*"/>
    </style:style>
    <style:style style:family="table-column" style:name="aa33287">
      <style:table-column-properties style:rel-column-width="16*"/>
    </style:style>
    <style:style style:family="table" style:name="abb3ada">
      <style:table-properties fo:margin-left="0.0mm" style:width="16.383cm" table:align="left"/>
    </style:style>
    <style:style style:family="graphic" style:name="a810e0e" style:parent-style-name="Graphics">
      <style:graphic-properties fo:background-color="transparent" fo:border-bottom="none" fo:border-left="none" fo:border-right="none" fo:border-top="none"/>
    </style:style>
    <style:style style:family="paragraph" style:name="af83e8b" style:parent-style-name="Normal">
      <style:paragraph-properties fo:line-height="100%" fo:margin-bottom="0.0mm"/>
    </style:style>
    <style:style style:family="table-cell" style:name="ad1df73">
      <style:table-cell-properties fo:border-bottom="0.18mm solid #000000" fo:border-left="0.18mm solid #000000" fo:border-right="0.18mm solid #000000" fo:border-top="0.18mm solid #000000" fo:padding-bottom="0.0mm" fo:padding-left="1.91mm" fo:padding-right="1.91mm" fo:padding-top="0.0mm"/>
    </style:style>
    <style:style style:family="graphic" style:name="a4988a3" style:parent-style-name="Graphics">
      <style:graphic-properties fo:background-color="transparent" fo:border-bottom="none" fo:border-left="none" fo:border-right="none" fo:border-top="none"/>
    </style:style>
    <style:style style:family="paragraph" style:name="ab4326d" style:parent-style-name="Normal">
      <style:paragraph-properties fo:line-height="100%" fo:margin-bottom="0.0mm"/>
    </style:style>
    <style:style style:family="table-cell" style:name="a168167">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edf00" style:parent-style-name="Graphics">
      <style:graphic-properties fo:background-color="transparent" fo:border-bottom="none" fo:border-left="none" fo:border-right="none" fo:border-top="none"/>
    </style:style>
    <style:style style:family="paragraph" style:name="ad19c72" style:parent-style-name="Normal">
      <style:paragraph-properties fo:line-height="100%" fo:margin-bottom="0.0mm"/>
    </style:style>
    <style:style style:family="table-cell" style:name="afbb41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de1a0" style:parent-style-name="Normal">
      <style:paragraph-properties fo:line-height="100%" fo:margin-bottom="0.0mm"/>
    </style:style>
    <style:style style:family="table-cell" style:name="a0626c6">
      <style:table-cell-properties fo:border-bottom="0.18mm solid #000000" fo:border-left="0.18mm solid #000000" fo:border-right="0.18mm solid #000000" fo:border-top="0.18mm solid #000000" fo:padding-bottom="0.0mm" fo:padding-left="1.91mm" fo:padding-right="1.91mm" fo:padding-top="0.0mm"/>
    </style:style>
    <style:style style:family="graphic" style:name="aa9de5b" style:parent-style-name="Graphics">
      <style:graphic-properties fo:background-color="transparent" fo:border-bottom="none" fo:border-left="none" fo:border-right="none" fo:border-top="none"/>
    </style:style>
    <style:style style:family="paragraph" style:name="a72844b" style:parent-style-name="Normal">
      <style:paragraph-properties fo:line-height="100%" fo:margin-bottom="0.0mm"/>
    </style:style>
    <style:style style:family="table-cell" style:name="aa63b2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12d3b3" style:parent-style-name="Graphics">
      <style:graphic-properties fo:background-color="transparent" fo:border-bottom="none" fo:border-left="none" fo:border-right="none" fo:border-top="none"/>
    </style:style>
    <style:style style:family="paragraph" style:name="aab4c73" style:parent-style-name="Normal">
      <style:paragraph-properties fo:line-height="100%" fo:margin-bottom="0.0mm"/>
    </style:style>
    <style:style style:family="table-cell" style:name="a1aeb56">
      <style:table-cell-properties fo:border-bottom="0.18mm solid #000000" fo:border-left="0.18mm solid #000000" fo:border-right="0.18mm solid #000000" fo:border-top="0.18mm solid #000000" fo:padding-bottom="0.0mm" fo:padding-left="1.91mm" fo:padding-right="1.91mm" fo:padding-top="0.0mm"/>
    </style:style>
    <style:style style:family="graphic" style:name="afedce9" style:parent-style-name="Graphics">
      <style:graphic-properties fo:background-color="transparent" fo:border-bottom="none" fo:border-left="none" fo:border-right="none" fo:border-top="none"/>
    </style:style>
    <style:style style:family="paragraph" style:name="a4a8528" style:parent-style-name="Normal">
      <style:paragraph-properties fo:line-height="100%" fo:margin-bottom="0.0mm"/>
    </style:style>
    <style:style style:family="table-cell" style:name="a8562f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b8d61" style:parent-style-name="Normal">
      <style:paragraph-properties fo:line-height="100%" fo:margin-bottom="0.0mm"/>
    </style:style>
    <style:style style:family="table-cell" style:name="af7120c">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1c462" style:parent-style-name="Graphics">
      <style:graphic-properties fo:background-color="transparent" fo:border-bottom="none" fo:border-left="none" fo:border-right="none" fo:border-top="none"/>
    </style:style>
    <style:style style:family="paragraph" style:name="a55041f" style:parent-style-name="Normal">
      <style:paragraph-properties fo:line-height="100%" fo:margin-bottom="0.0mm"/>
    </style:style>
    <style:style style:family="table-cell" style:name="a00561a">
      <style:table-cell-properties fo:border-bottom="0.18mm solid #000000" fo:border-left="0.18mm solid #000000" fo:border-right="0.18mm solid #000000" fo:border-top="0.18mm solid #000000" fo:padding-bottom="0.0mm" fo:padding-left="1.91mm" fo:padding-right="1.91mm" fo:padding-top="0.0mm"/>
    </style:style>
    <style:style style:family="graphic" style:name="a544e0b" style:parent-style-name="Graphics">
      <style:graphic-properties fo:background-color="transparent" fo:border-bottom="none" fo:border-left="none" fo:border-right="none" fo:border-top="none"/>
    </style:style>
    <style:style style:family="paragraph" style:name="af77e33" style:parent-style-name="Normal">
      <style:paragraph-properties fo:line-height="100%" fo:margin-bottom="0.0mm"/>
    </style:style>
    <style:style style:family="table-cell" style:name="a5f760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a8f1e0" style:parent-style-name="Graphics">
      <style:graphic-properties fo:background-color="transparent" fo:border-bottom="none" fo:border-left="none" fo:border-right="none" fo:border-top="none"/>
    </style:style>
    <style:style style:family="paragraph" style:name="ac1b198" style:parent-style-name="Normal">
      <style:paragraph-properties fo:line-height="100%" fo:margin-bottom="0.0mm"/>
    </style:style>
    <style:style style:family="table-cell" style:name="a72d50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dcc1a" style:parent-style-name="Normal">
      <style:paragraph-properties fo:line-height="100%" fo:margin-bottom="0.0mm"/>
    </style:style>
    <style:style style:family="table-cell" style:name="ad7ba3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bde55" style:parent-style-name="Normal">
      <style:paragraph-properties fo:line-height="100%" fo:margin-bottom="0.0mm"/>
    </style:style>
    <style:style style:family="table-cell" style:name="a53d15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85275" style:parent-style-name="Normal">
      <style:paragraph-properties fo:line-height="100%" fo:margin-bottom="0.0mm"/>
    </style:style>
    <style:style style:family="table-cell" style:name="ad53b7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b4f57" style:parent-style-name="Normal">
      <style:paragraph-properties fo:line-height="100%" fo:margin-bottom="0.0mm"/>
    </style:style>
    <style:style style:family="table-cell" style:name="a24b60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cd120" style:parent-style-name="Normal">
      <style:paragraph-properties fo:line-height="100%" fo:margin-bottom="0.0mm"/>
      <style:text-properties fo:country="US" fo:language="en"/>
    </style:style>
    <style:style style:family="table-cell" style:name="a15b9f9">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f6ac7a">
      <style:table-column-properties style:rel-column-width="29*"/>
    </style:style>
    <style:style style:family="table-column" style:name="a1effe1">
      <style:table-column-properties style:rel-column-width="28*"/>
    </style:style>
    <style:style style:family="table-column" style:name="aadbcff">
      <style:table-column-properties style:rel-column-width="26*"/>
    </style:style>
    <style:style style:family="table-column" style:name="a1f5c6e">
      <style:table-column-properties style:rel-column-width="16*"/>
    </style:style>
    <style:style style:family="table" style:name="ab5ce8b">
      <style:table-properties fo:margin-left="0.0mm" style:width="16.383cm" table:align="left"/>
    </style:style>
    <style:style style:family="paragraph" style:name="a945459" style:parent-style-name="Heading2">
      <style:paragraph-properties/>
      <style:text-properties fo:country="US" fo:language="en"/>
    </style:style>
    <style:style style:family="text" style:name="ab3aca9" style:parent-style-name="DefaultParagraphFont">
      <style:text-properties fo:country="US" fo:language="en"/>
    </style:style>
    <style:style style:family="text" style:name="a98e185" style:parent-style-name="DefaultParagraphFont">
      <style:text-properties fo:country="US" fo:language="en"/>
    </style:style>
    <style:style style:family="text" style:name="aa56a3a" style:parent-style-name="DefaultParagraphFont">
      <style:text-properties fo:country="US" fo:language="en"/>
    </style:style>
    <style:style style:family="text" style:name="a40e779" style:parent-style-name="DefaultParagraphFont">
      <style:text-properties fo:country="US" fo:language="en"/>
    </style:style>
    <style:style style:family="graphic" style:name="adda703" style:parent-style-name="Graphics">
      <style:graphic-properties fo:background-color="transparent" fo:border-bottom="none" fo:border-left="none" fo:border-right="none" fo:border-top="none" style:mirror="horizontal vertical"/>
    </style:style>
    <style:style style:family="graphic" style:name="a9a06fb" style:parent-style-name="Graphics">
      <style:graphic-properties fo:background-color="transparent" fo:border-bottom="none" fo:border-left="none" fo:border-right="none" fo:border-top="none" style:mirror="vertical"/>
    </style:style>
    <style:style style:family="graphic" style:name="a8a97e0" style:parent-style-name="Graphics">
      <style:graphic-properties fo:background-color="transparent" fo:border-bottom="none" fo:border-left="none" fo:border-right="none" fo:border-top="none" style:mirror="horizontal"/>
    </style:style>
    <style:style style:family="graphic" style:name="afa1dae" style:parent-style-name="Graphics">
      <style:graphic-properties fo:background-color="transparent" fo:border-bottom="none" fo:border-left="none" fo:border-right="none" fo:border-top="none"/>
    </style:style>
    <style:style style:family="paragraph" style:name="a9821a9" style:parent-style-name="Heading2">
      <style:paragraph-properties/>
      <style:text-properties fo:country="US" fo:language="en"/>
    </style:style>
    <style:style style:family="text" style:name="ab007e4" style:parent-style-name="DefaultParagraphFont">
      <style:text-properties fo:country="US" fo:language="en"/>
    </style:style>
    <style:style style:family="text" style:name="a9cae15" style:parent-style-name="DefaultParagraphFont">
      <style:text-properties fo:country="US" fo:language="en"/>
    </style:style>
    <style:style style:family="text" style:name="a717007" style:parent-style-name="IntenseEmphasis">
      <style:text-properties fo:country="US" fo:language="en"/>
    </style:style>
    <style:style style:family="text" style:name="a35c52f" style:parent-style-name="IntenseEmphasis">
      <style:text-properties fo:country="US" fo:language="en"/>
    </style:style>
    <style:style style:family="graphic" style:name="a79d852"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cb2516" style:parent-style-name="Heading2">
      <style:paragraph-properties/>
      <style:text-properties fo:country="US" fo:language="en"/>
    </style:style>
    <style:style style:family="text" style:name="aa0d8bb" style:parent-style-name="DefaultParagraphFont">
      <style:text-properties fo:country="US" fo:language="en"/>
    </style:style>
    <style:style style:family="text" style:name="a304d2f" style:parent-style-name="DefaultParagraphFont">
      <style:text-properties fo:country="US" fo:language="en"/>
    </style:style>
    <style:style style:family="text" style:name="a490442" style:parent-style-name="DefaultParagraphFont">
      <style:text-properties fo:country="US" fo:language="en"/>
    </style:style>
    <style:style style:family="text" style:name="a6c78f9" style:parent-style-name="DefaultParagraphFont">
      <style:text-properties fo:country="US" fo:language="en"/>
    </style:style>
    <style:style style:family="text" style:name="aeb4e07" style:parent-style-name="DefaultParagraphFont">
      <style:text-properties fo:country="US" fo:language="en"/>
    </style:style>
    <style:style style:family="graphic" style:name="afb1a26" style:parent-style-name="Graphics">
      <style:graphic-properties fo:background-color="transparent" fo:border-bottom="none" fo:border-left="none" fo:border-right="none" fo:border-top="none"/>
    </style:style>
    <style:style style:family="graphic" style:name="ad557e0" style:parent-style-name="Graphics">
      <style:graphic-properties fo:background-color="transparent" fo:border-bottom="none" fo:border-left="none" fo:border-right="none" fo:border-top="none"/>
    </style:style>
    <style:style style:family="graphic" style:name="ad240b5" style:parent-style-name="Graphics">
      <style:graphic-properties fo:background-color="transparent" fo:border-bottom="none" fo:border-left="none" fo:border-right="none" fo:border-top="none"/>
    </style:style>
    <style:style style:family="graphic" style:name="a091154" style:parent-style-name="Graphics">
      <style:graphic-properties fo:background-color="transparent" fo:border-bottom="none" fo:border-left="none" fo:border-right="none" fo:border-top="none"/>
    </style:style>
    <style:style style:family="paragraph" style:name="a2c4b22" style:parent-style-name="Heading2">
      <style:paragraph-properties/>
      <style:text-properties fo:country="US" fo:language="en"/>
    </style:style>
    <style:style style:family="paragraph" style:name="acab71c" style:parent-style-name="Heading1">
      <style:paragraph-properties/>
      <style:text-properties fo:country="US" fo:language="en"/>
    </style:style>
    <style:style style:family="text" style:name="a85eff5" style:parent-style-name="DefaultParagraphFont">
      <style:text-properties fo:country="US" fo:language="en"/>
    </style:style>
    <style:style style:family="text" style:name="a7cd8b2" style:parent-style-name="DefaultParagraphFont">
      <style:text-properties fo:country="US" fo:language="en"/>
    </style:style>
    <style:style style:family="text" style:name="a14753d" style:parent-style-name="DefaultParagraphFont">
      <style:text-properties fo:country="US" fo:language="en"/>
    </style:style>
    <style:style style:family="text" style:name="ac9ca80" style:parent-style-name="DefaultParagraphFont">
      <style:text-properties fo:country="US" fo:language="en"/>
    </style:style>
    <style:style style:family="text" style:name="a90f9be" style:parent-style-name="DefaultParagraphFont">
      <style:text-properties fo:country="US" fo:language="en"/>
    </style:style>
    <style:style style:family="text" style:name="a8c18a3" style:parent-style-name="IntenseEmphasis">
      <style:text-properties fo:country="US" fo:language="en"/>
    </style:style>
    <style:style style:family="graphic" style:name="a5d6771"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2a49e6" style:parent-style-name="DefaultParagraphFont">
      <style:text-properties fo:country="US" fo:language="en"/>
    </style:style>
    <style:style style:family="text" style:name="a89f430" style:parent-style-name="DefaultParagraphFont">
      <style:text-properties fo:country="US" fo:language="en"/>
    </style:style>
    <style:style style:family="text" style:name="aa2e51e" style:parent-style-name="DefaultParagraphFont">
      <style:text-properties fo:country="US" fo:language="en"/>
    </style:style>
    <style:style style:family="text" style:name="a67d9a2" style:parent-style-name="DefaultParagraphFont">
      <style:text-properties fo:country="US" fo:language="en"/>
    </style:style>
    <style:style style:family="text" style:name="a724b58" style:parent-style-name="DefaultParagraphFont">
      <style:text-properties fo:country="US" fo:language="en"/>
    </style:style>
    <style:style style:family="text" style:name="ab19957" style:parent-style-name="DefaultParagraphFont">
      <style:text-properties fo:country="US" fo:language="en"/>
    </style:style>
    <style:style style:family="text" style:name="a223028" style:parent-style-name="IntenseEmphasis">
      <style:text-properties fo:country="US" fo:language="en"/>
    </style:style>
    <style:style style:family="graphic" style:name="aa473f1"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8df129" style:parent-style-name="DefaultParagraphFont">
      <style:text-properties fo:country="US" fo:language="en"/>
    </style:style>
    <style:style style:family="text" style:name="ad20fc3" style:parent-style-name="DefaultParagraphFont">
      <style:text-properties fo:country="US" fo:language="en"/>
    </style:style>
    <style:style style:family="text" style:name="ab31e82" style:parent-style-name="DefaultParagraphFont">
      <style:text-properties fo:country="US" fo:language="en"/>
    </style:style>
    <style:style style:family="text" style:name="a0b0e81" style:parent-style-name="DefaultParagraphFont">
      <style:text-properties fo:country="US" fo:language="en"/>
    </style:style>
    <style:style style:family="text" style:name="a707881" style:parent-style-name="DefaultParagraphFont">
      <style:text-properties fo:country="US" fo:language="en"/>
    </style:style>
    <style:style style:family="text" style:name="aaabfd5" style:parent-style-name="DefaultParagraphFont">
      <style:text-properties fo:country="US" fo:language="en"/>
    </style:style>
    <style:style style:family="text" style:name="a0d6b57" style:parent-style-name="IntenseEmphasis">
      <style:text-properties fo:country="US" fo:language="en"/>
    </style:style>
    <style:style style:family="graphic" style:name="a2c582e"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fad949" style:parent-style-name="DefaultParagraphFont">
      <style:text-properties fo:country="US" fo:language="en"/>
    </style:style>
    <style:style style:family="text" style:name="a0d37ff" style:parent-style-name="DefaultParagraphFont">
      <style:text-properties fo:country="US" fo:language="en"/>
    </style:style>
    <style:style style:family="text" style:name="a22d6dd" style:parent-style-name="DefaultParagraphFont">
      <style:text-properties fo:country="US" fo:language="en"/>
    </style:style>
    <style:style style:family="text" style:name="aff214f" style:parent-style-name="DefaultParagraphFont">
      <style:text-properties fo:country="US" fo:language="en"/>
    </style:style>
    <style:style style:family="text" style:name="ac71bbd" style:parent-style-name="IntenseEmphasis">
      <style:text-properties fo:country="US" fo:language="en"/>
    </style:style>
    <style:style style:family="graphic" style:name="aa5f668"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e09689" style:parent-style-name="Heading2">
      <style:paragraph-properties/>
      <style:text-properties fo:country="US" fo:language="en"/>
    </style:style>
    <style:style style:family="text" style:name="a1005ca" style:parent-style-name="DefaultParagraphFont">
      <style:text-properties fo:country="US" fo:language="en"/>
    </style:style>
    <style:style style:family="text" style:name="afd08b3" style:parent-style-name="DefaultParagraphFont">
      <style:text-properties fo:country="US" fo:language="en"/>
    </style:style>
    <style:style style:family="text" style:name="ab33cef" style:parent-style-name="DefaultParagraphFont">
      <style:text-properties fo:country="US" fo:language="en"/>
    </style:style>
    <style:style style:family="text" style:name="a15130c" style:parent-style-name="DefaultParagraphFont">
      <style:text-properties fo:country="US" fo:language="en"/>
    </style:style>
    <style:style style:family="text" style:name="a961c6d" style:parent-style-name="DefaultParagraphFont">
      <style:text-properties fo:country="US" fo:language="en"/>
    </style:style>
    <style:style style:family="text" style:name="aeceacb" style:parent-style-name="IntenseEmphasis">
      <style:text-properties fo:country="US" fo:language="en"/>
    </style:style>
    <style:style style:family="graphic" style:name="a774a18"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9891a9" style:parent-style-name="DefaultParagraphFont">
      <style:text-properties fo:country="US" fo:language="en"/>
    </style:style>
    <style:style style:family="text" style:name="ae45660" style:parent-style-name="DefaultParagraphFont">
      <style:text-properties fo:country="US" fo:language="en"/>
    </style:style>
    <style:style style:family="text" style:name="a7fec51" style:parent-style-name="DefaultParagraphFont">
      <style:text-properties fo:country="US" fo:language="en"/>
    </style:style>
    <style:style style:family="text" style:name="a906a09" style:parent-style-name="DefaultParagraphFont">
      <style:text-properties fo:country="US" fo:language="en"/>
    </style:style>
    <style:style style:family="text" style:name="a12538f" style:parent-style-name="DefaultParagraphFont">
      <style:text-properties fo:country="US" fo:language="en"/>
    </style:style>
    <style:style style:family="text" style:name="ac02e4e" style:parent-style-name="DefaultParagraphFont">
      <style:text-properties fo:country="US" fo:language="en"/>
    </style:style>
    <style:style style:family="text" style:name="a08e78a" style:parent-style-name="IntenseEmphasis">
      <style:text-properties fo:country="US" fo:language="en"/>
    </style:style>
    <style:style style:family="graphic" style:name="ae37d4b"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da3520" style:parent-style-name="DefaultParagraphFont">
      <style:text-properties fo:country="US" fo:language="en"/>
    </style:style>
    <style:style style:family="text" style:name="a265b8a" style:parent-style-name="DefaultParagraphFont">
      <style:text-properties fo:country="US" fo:language="en"/>
    </style:style>
    <style:style style:family="text" style:name="a875fbd" style:parent-style-name="DefaultParagraphFont">
      <style:text-properties fo:country="US" fo:language="en"/>
    </style:style>
    <style:style style:family="text" style:name="a223b9b" style:parent-style-name="DefaultParagraphFont">
      <style:text-properties fo:country="US" fo:language="en"/>
    </style:style>
    <style:style style:family="text" style:name="a072ef5" style:parent-style-name="DefaultParagraphFont">
      <style:text-properties fo:country="US" fo:language="en"/>
    </style:style>
    <style:style style:family="text" style:name="a10ed83" style:parent-style-name="IntenseEmphasis">
      <style:text-properties fo:country="US" fo:language="en"/>
    </style:style>
    <style:style style:family="graphic" style:name="a4561d7"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895710" style:parent-style-name="DefaultParagraphFont">
      <style:text-properties fo:country="US" fo:language="en"/>
    </style:style>
    <style:style style:family="text" style:name="a91a326" style:parent-style-name="DefaultParagraphFont">
      <style:text-properties fo:country="US" fo:language="en"/>
    </style:style>
    <style:style style:family="text" style:name="a6b995a" style:parent-style-name="DefaultParagraphFont">
      <style:text-properties fo:country="US" fo:language="en"/>
    </style:style>
    <style:style style:family="text" style:name="aed5eda" style:parent-style-name="DefaultParagraphFont">
      <style:text-properties fo:country="US" fo:language="en"/>
    </style:style>
    <style:style style:family="text" style:name="aa1daff" style:parent-style-name="IntenseEmphasis">
      <style:text-properties fo:country="US" fo:language="en"/>
    </style:style>
    <style:style style:family="graphic" style:name="a13ca98"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f3cde9" style:parent-style-name="Heading2">
      <style:paragraph-properties/>
      <style:text-properties fo:country="US" fo:language="en"/>
    </style:style>
    <style:style style:family="text" style:name="a70f013" style:parent-style-name="DefaultParagraphFont">
      <style:text-properties fo:country="US" fo:language="en"/>
    </style:style>
    <style:style style:family="text" style:name="aa072a4" style:parent-style-name="DefaultParagraphFont">
      <style:text-properties fo:country="US" fo:language="en"/>
    </style:style>
    <style:style style:family="text" style:name="ac4b182" style:parent-style-name="DefaultParagraphFont">
      <style:text-properties fo:country="US" fo:language="en"/>
    </style:style>
    <style:style style:family="text" style:name="a52d298" style:parent-style-name="DefaultParagraphFont">
      <style:text-properties fo:country="US" fo:language="en"/>
    </style:style>
    <style:style style:family="text" style:name="a92d58b" style:parent-style-name="DefaultParagraphFont">
      <style:text-properties fo:country="US" fo:language="en"/>
    </style:style>
    <style:style style:family="text" style:name="a6eada3" style:parent-style-name="IntenseEmphasis">
      <style:text-properties fo:country="US" fo:language="en"/>
    </style:style>
    <style:style style:family="graphic" style:name="a88a6fd"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a274d4" style:parent-style-name="DefaultParagraphFont">
      <style:text-properties fo:country="US" fo:language="en"/>
    </style:style>
    <style:style style:family="text" style:name="a15984e" style:parent-style-name="DefaultParagraphFont">
      <style:text-properties fo:country="US" fo:language="en"/>
    </style:style>
    <style:style style:family="text" style:name="ae955fe" style:parent-style-name="DefaultParagraphFont">
      <style:text-properties fo:country="US" fo:language="en"/>
    </style:style>
    <style:style style:family="text" style:name="a35995b" style:parent-style-name="DefaultParagraphFont">
      <style:text-properties fo:country="US" fo:language="en"/>
    </style:style>
    <style:style style:family="text" style:name="a4c5e21" style:parent-style-name="DefaultParagraphFont">
      <style:text-properties fo:country="US" fo:language="en"/>
    </style:style>
    <style:style style:family="text" style:name="ac43dcc" style:parent-style-name="DefaultParagraphFont">
      <style:text-properties fo:country="US" fo:language="en"/>
    </style:style>
    <style:style style:family="text" style:name="a57bc39" style:parent-style-name="IntenseEmphasis">
      <style:text-properties fo:country="US" fo:language="en"/>
    </style:style>
    <style:style style:family="graphic" style:name="a1fc9df"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509db2" style:parent-style-name="DefaultParagraphFont">
      <style:text-properties fo:country="US" fo:language="en"/>
    </style:style>
    <style:style style:family="text" style:name="a07ea02" style:parent-style-name="DefaultParagraphFont">
      <style:text-properties fo:country="US" fo:language="en"/>
    </style:style>
    <style:style style:family="text" style:name="a95f793" style:parent-style-name="DefaultParagraphFont">
      <style:text-properties fo:country="US" fo:language="en"/>
    </style:style>
    <style:style style:family="text" style:name="a7910ba" style:parent-style-name="DefaultParagraphFont">
      <style:text-properties fo:country="US" fo:language="en"/>
    </style:style>
    <style:style style:family="text" style:name="a74df89" style:parent-style-name="DefaultParagraphFont">
      <style:text-properties fo:country="US" fo:language="en"/>
    </style:style>
    <style:style style:family="text" style:name="aff414d" style:parent-style-name="IntenseEmphasis">
      <style:text-properties fo:country="US" fo:language="en"/>
    </style:style>
    <style:style style:family="graphic" style:name="afcfd76"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e8fd06" style:parent-style-name="DefaultParagraphFont">
      <style:text-properties fo:country="US" fo:language="en"/>
    </style:style>
    <style:style style:family="text" style:name="a25ab7b" style:parent-style-name="DefaultParagraphFont">
      <style:text-properties fo:country="US" fo:language="en"/>
    </style:style>
    <style:style style:family="text" style:name="a5c841a" style:parent-style-name="DefaultParagraphFont">
      <style:text-properties fo:country="US" fo:language="en"/>
    </style:style>
    <style:style style:family="text" style:name="afe139c" style:parent-style-name="DefaultParagraphFont">
      <style:text-properties fo:country="US" fo:language="en"/>
    </style:style>
    <style:style style:family="text" style:name="a35e27c" style:parent-style-name="IntenseEmphasis">
      <style:text-properties fo:country="US" fo:language="en"/>
    </style:style>
    <style:style style:family="graphic" style:name="aef3f7f"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ee9434" style:parent-style-name="Heading2">
      <style:paragraph-properties/>
      <style:text-properties fo:country="US" fo:language="en"/>
    </style:style>
    <style:style style:family="text" style:name="a2fdfd2" style:parent-style-name="DefaultParagraphFont">
      <style:text-properties fo:country="US" fo:language="en"/>
    </style:style>
    <style:style style:family="text" style:name="a972bf4" style:parent-style-name="DefaultParagraphFont">
      <style:text-properties fo:country="US" fo:language="en"/>
    </style:style>
    <style:style style:family="text" style:name="a43ce64" style:parent-style-name="DefaultParagraphFont">
      <style:text-properties fo:country="US" fo:language="en"/>
    </style:style>
    <style:style style:family="text" style:name="a239203" style:parent-style-name="DefaultParagraphFont">
      <style:text-properties fo:country="US" fo:language="en"/>
    </style:style>
    <style:style style:family="text" style:name="abe3707" style:parent-style-name="DefaultParagraphFont">
      <style:text-properties fo:country="US" fo:language="en"/>
    </style:style>
    <style:style style:family="text" style:name="a4268c5" style:parent-style-name="DefaultParagraphFont">
      <style:text-properties fo:country="US" fo:language="en"/>
    </style:style>
    <style:style style:family="text" style:name="aea28bc" style:parent-style-name="IntenseEmphasis">
      <style:text-properties fo:country="US" fo:language="en"/>
    </style:style>
    <style:style style:family="graphic" style:name="a9351b3"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a3cade" style:parent-style-name="DefaultParagraphFont">
      <style:text-properties fo:country="US" fo:language="en"/>
    </style:style>
    <style:style style:family="text" style:name="aed1634" style:parent-style-name="DefaultParagraphFont">
      <style:text-properties fo:country="US" fo:language="en"/>
    </style:style>
    <style:style style:family="text" style:name="ac9d6eb" style:parent-style-name="DefaultParagraphFont">
      <style:text-properties fo:country="US" fo:language="en"/>
    </style:style>
    <style:style style:family="text" style:name="aba4b82" style:parent-style-name="DefaultParagraphFont">
      <style:text-properties fo:country="US" fo:language="en"/>
    </style:style>
    <style:style style:family="text" style:name="aea0bc8" style:parent-style-name="DefaultParagraphFont">
      <style:text-properties fo:country="US" fo:language="en"/>
    </style:style>
    <style:style style:family="text" style:name="af8e525" style:parent-style-name="DefaultParagraphFont">
      <style:text-properties fo:country="US" fo:language="en"/>
    </style:style>
    <style:style style:family="text" style:name="ab1e3ae" style:parent-style-name="IntenseEmphasis">
      <style:text-properties fo:country="US" fo:language="en"/>
    </style:style>
    <style:style style:family="graphic" style:name="abc1459"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1cee64" style:parent-style-name="DefaultParagraphFont">
      <style:text-properties fo:country="US" fo:language="en"/>
    </style:style>
    <style:style style:family="text" style:name="ac1f67c" style:parent-style-name="DefaultParagraphFont">
      <style:text-properties fo:country="US" fo:language="en"/>
    </style:style>
    <style:style style:family="text" style:name="a51aa7a" style:parent-style-name="DefaultParagraphFont">
      <style:text-properties fo:country="US" fo:language="en"/>
    </style:style>
    <style:style style:family="text" style:name="a1138ab" style:parent-style-name="DefaultParagraphFont">
      <style:text-properties fo:country="US" fo:language="en"/>
    </style:style>
    <style:style style:family="text" style:name="adcd37c" style:parent-style-name="DefaultParagraphFont">
      <style:text-properties fo:country="US" fo:language="en"/>
    </style:style>
    <style:style style:family="text" style:name="a544bfc" style:parent-style-name="IntenseEmphasis">
      <style:text-properties fo:country="US" fo:language="en"/>
    </style:style>
    <style:style style:family="graphic" style:name="aba7fb3"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342710" style:parent-style-name="DefaultParagraphFont">
      <style:text-properties fo:country="US" fo:language="en"/>
    </style:style>
    <style:style style:family="text" style:name="a291738" style:parent-style-name="DefaultParagraphFont">
      <style:text-properties fo:country="US" fo:language="en"/>
    </style:style>
    <style:style style:family="text" style:name="a095ebf" style:parent-style-name="DefaultParagraphFont">
      <style:text-properties fo:country="US" fo:language="en"/>
    </style:style>
    <style:style style:family="text" style:name="a0e6973" style:parent-style-name="DefaultParagraphFont">
      <style:text-properties fo:country="US" fo:language="en"/>
    </style:style>
    <style:style style:family="text" style:name="a68d942" style:parent-style-name="IntenseEmphasis">
      <style:text-properties fo:country="US" fo:language="en"/>
    </style:style>
    <style:style style:family="graphic" style:name="a56c413"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064b64" style:parent-style-name="Heading2">
      <style:paragraph-properties/>
      <style:text-properties fo:country="US" fo:language="en"/>
    </style:style>
    <style:style style:family="text" style:name="af00657" style:parent-style-name="DefaultParagraphFont">
      <style:text-properties fo:country="US" fo:language="en"/>
    </style:style>
    <style:style style:family="text" style:name="aabb1d9" style:parent-style-name="DefaultParagraphFont">
      <style:text-properties fo:country="US" fo:language="en"/>
    </style:style>
    <style:style style:family="text" style:name="ab566a4" style:parent-style-name="DefaultParagraphFont">
      <style:text-properties fo:country="US" fo:language="en"/>
    </style:style>
    <style:style style:family="text" style:name="a9d5a70" style:parent-style-name="DefaultParagraphFont">
      <style:text-properties fo:country="US" fo:language="en"/>
    </style:style>
    <style:style style:family="text" style:name="a15445a" style:parent-style-name="DefaultParagraphFont">
      <style:text-properties fo:country="US" fo:language="en"/>
    </style:style>
    <style:style style:family="text" style:name="a19e59d" style:parent-style-name="IntenseEmphasis">
      <style:text-properties fo:country="US" fo:language="en"/>
    </style:style>
    <style:style style:family="graphic" style:name="ae1ee43"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58bf1f" style:parent-style-name="DefaultParagraphFont">
      <style:text-properties fo:country="US" fo:language="en"/>
    </style:style>
    <style:style style:family="text" style:name="ab54a3a" style:parent-style-name="DefaultParagraphFont">
      <style:text-properties fo:country="US" fo:language="en"/>
    </style:style>
    <style:style style:family="text" style:name="a178e2c" style:parent-style-name="DefaultParagraphFont">
      <style:text-properties fo:country="US" fo:language="en"/>
    </style:style>
    <style:style style:family="text" style:name="a170690" style:parent-style-name="DefaultParagraphFont">
      <style:text-properties fo:country="US" fo:language="en"/>
    </style:style>
    <style:style style:family="text" style:name="ade6a84" style:parent-style-name="DefaultParagraphFont">
      <style:text-properties fo:country="US" fo:language="en"/>
    </style:style>
    <style:style style:family="text" style:name="ad655dd" style:parent-style-name="DefaultParagraphFont">
      <style:text-properties fo:country="US" fo:language="en"/>
    </style:style>
    <style:style style:family="text" style:name="abfea21" style:parent-style-name="DefaultParagraphFont">
      <style:text-properties fo:country="US" fo:language="en"/>
    </style:style>
    <style:style style:family="text" style:name="a551a34" style:parent-style-name="IntenseEmphasis">
      <style:text-properties fo:country="US" fo:language="en"/>
    </style:style>
    <style:style style:family="graphic" style:name="a4dd5ea"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aa7377" style:parent-style-name="DefaultParagraphFont">
      <style:text-properties fo:country="US" fo:language="en"/>
    </style:style>
    <style:style style:family="text" style:name="a7791d7" style:parent-style-name="DefaultParagraphFont">
      <style:text-properties fo:country="US" fo:language="en"/>
    </style:style>
    <style:style style:family="text" style:name="ab40622" style:parent-style-name="DefaultParagraphFont">
      <style:text-properties fo:country="US" fo:language="en"/>
    </style:style>
    <style:style style:family="text" style:name="a670706" style:parent-style-name="DefaultParagraphFont">
      <style:text-properties fo:country="US" fo:language="en"/>
    </style:style>
    <style:style style:family="text" style:name="a5ac5d4" style:parent-style-name="DefaultParagraphFont">
      <style:text-properties fo:country="US" fo:language="en"/>
    </style:style>
    <style:style style:family="text" style:name="a565f2b" style:parent-style-name="DefaultParagraphFont">
      <style:text-properties fo:country="US" fo:language="en"/>
    </style:style>
    <style:style style:family="text" style:name="abb3221" style:parent-style-name="DefaultParagraphFont">
      <style:text-properties fo:country="US" fo:language="en"/>
    </style:style>
    <style:style style:family="text" style:name="ac20208" style:parent-style-name="IntenseEmphasis">
      <style:text-properties fo:country="US" fo:language="en"/>
    </style:style>
    <style:style style:family="graphic" style:name="a4c6381"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ffd2df" style:parent-style-name="DefaultParagraphFont">
      <style:text-properties fo:country="US" fo:language="en"/>
    </style:style>
    <style:style style:family="text" style:name="a60415a" style:parent-style-name="DefaultParagraphFont">
      <style:text-properties fo:country="US" fo:language="en"/>
    </style:style>
    <style:style style:family="text" style:name="a77e505" style:parent-style-name="DefaultParagraphFont">
      <style:text-properties fo:country="US" fo:language="en"/>
    </style:style>
    <style:style style:family="text" style:name="a890181" style:parent-style-name="DefaultParagraphFont">
      <style:text-properties fo:country="US" fo:language="en"/>
    </style:style>
    <style:style style:family="text" style:name="a3903fa" style:parent-style-name="DefaultParagraphFont">
      <style:text-properties fo:country="US" fo:language="en"/>
    </style:style>
    <style:style style:family="text" style:name="a3fe4b3" style:parent-style-name="IntenseEmphasis">
      <style:text-properties fo:country="US" fo:language="en"/>
    </style:style>
    <style:style style:family="graphic" style:name="ad5bcc1"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0e42d3" style:parent-style-name="Heading2">
      <style:paragraph-properties/>
      <style:text-properties fo:country="US" fo:language="en"/>
    </style:style>
    <style:style style:family="paragraph" style:name="ab25363" style:parent-style-name="Heading1">
      <style:paragraph-properties/>
      <style:text-properties fo:country="US" fo:language="en"/>
    </style:style>
    <style:style style:family="text" style:name="af7a4fe" style:parent-style-name="DefaultParagraphFont">
      <style:text-properties fo:country="US" fo:language="en"/>
    </style:style>
    <style:style style:family="text" style:name="a9abafa" style:parent-style-name="IntenseEmphasis">
      <style:text-properties fo:country="US" fo:language="en"/>
    </style:style>
    <style:style style:family="text" style:name="a92a486" style:parent-style-name="IntenseEmphasis">
      <style:text-properties fo:country="US" fo:language="en"/>
    </style:style>
    <style:style style:family="text" style:name="a62301b" style:parent-style-name="IntenseEmphasis">
      <style:text-properties fo:country="US" fo:language="en"/>
    </style:style>
    <style:style style:family="text" style:name="a594696" style:parent-style-name="DefaultParagraphFont">
      <style:text-properties fo:country="US" fo:language="en"/>
    </style:style>
    <style:style style:family="text" style:name="a274b1a" style:parent-style-name="DefaultParagraphFont">
      <style:text-properties fo:country="US" fo:language="en"/>
    </style:style>
    <style:style style:family="text" style:name="a6dcc96" style:parent-style-name="DefaultParagraphFont">
      <style:text-properties fo:country="US" fo:language="en"/>
    </style:style>
    <style:style style:family="graphic" style:name="ab68f0a" style:parent-style-name="Graphics">
      <style:graphic-properties fo:background-color="transparent" fo:border-bottom="none" fo:border-left="none" fo:border-right="none" fo:border-top="none"/>
    </style:style>
    <style:style style:family="graphic" style:name="a9d631a" style:parent-style-name="Graphics">
      <style:graphic-properties fo:background-color="transparent" fo:border-bottom="none" fo:border-left="none" fo:border-right="none" fo:border-top="none"/>
    </style:style>
    <style:style style:family="graphic" style:name="aa49b26" style:parent-style-name="Graphics">
      <style:graphic-properties fo:background-color="transparent" fo:border-bottom="none" fo:border-left="none" fo:border-right="none" fo:border-top="none"/>
    </style:style>
    <style:style style:family="graphic" style:name="aaab422" style:parent-style-name="Graphics">
      <style:graphic-properties fo:background-color="transparent" fo:border-bottom="none" fo:border-left="none" fo:border-right="none" fo:border-top="none"/>
    </style:style>
    <style:style style:family="paragraph" style:name="ae8f7f4" style:parent-style-name="Heading2">
      <style:paragraph-properties/>
      <style:text-properties fo:country="US" fo:language="en"/>
    </style:style>
    <style:style style:family="text" style:name="aa634ee" style:parent-style-name="DefaultParagraphFont">
      <style:text-properties fo:country="US" fo:language="en"/>
    </style:style>
    <style:style style:family="text" style:name="a2e17aa" style:parent-style-name="IntenseEmphasis">
      <style:text-properties fo:country="US" fo:language="en"/>
    </style:style>
    <style:style style:family="text" style:name="a5d2903" style:parent-style-name="IntenseEmphasis">
      <style:text-properties fo:country="US" fo:language="en"/>
    </style:style>
    <style:style style:family="text" style:name="a03906a" style:parent-style-name="IntenseEmphasis">
      <style:text-properties fo:country="US" fo:language="en"/>
    </style:style>
    <style:style style:family="text" style:name="ade4de8" style:parent-style-name="IntenseEmphasis">
      <style:text-properties fo:country="US" fo:language="en"/>
    </style:style>
    <style:style style:family="text" style:name="af2b45a" style:parent-style-name="IntenseEmphasis">
      <style:text-properties fo:country="US" fo:language="en"/>
    </style:style>
    <style:style style:family="text" style:name="af7c94d" style:parent-style-name="DefaultParagraphFont">
      <style:text-properties fo:country="US" fo:language="en"/>
    </style:style>
    <style:style style:family="text" style:name="afca919" style:parent-style-name="DefaultParagraphFont">
      <style:text-properties fo:country="US" fo:language="en"/>
    </style:style>
    <style:style style:family="text" style:name="ad1b649" style:parent-style-name="DefaultParagraphFont">
      <style:text-properties fo:country="US" fo:language="en"/>
    </style:style>
    <style:style style:family="graphic" style:name="aad03d7" style:parent-style-name="Graphics">
      <style:graphic-properties fo:background-color="transparent" fo:border-bottom="none" fo:border-left="none" fo:border-right="none" fo:border-top="none"/>
    </style:style>
    <style:style style:family="graphic" style:name="a5e9f89" style:parent-style-name="Graphics">
      <style:graphic-properties fo:background-color="transparent" fo:border-bottom="none" fo:border-left="none" fo:border-right="none" fo:border-top="none"/>
    </style:style>
    <style:style style:family="graphic" style:name="aec1ae6" style:parent-style-name="Graphics">
      <style:graphic-properties fo:background-color="transparent" fo:border-bottom="none" fo:border-left="none" fo:border-right="none" fo:border-top="none"/>
    </style:style>
    <style:style style:family="graphic" style:name="ae4e95a" style:parent-style-name="Graphics">
      <style:graphic-properties fo:background-color="transparent" fo:border-bottom="none" fo:border-left="none" fo:border-right="none" fo:border-top="none"/>
    </style:style>
    <style:style style:family="paragraph" style:name="a55b46e" style:parent-style-name="Heading2">
      <style:paragraph-properties/>
      <style:text-properties fo:country="US" fo:language="en"/>
    </style:style>
    <style:style style:family="paragraph" style:name="a4d7dfb" style:parent-style-name="Heading1">
      <style:paragraph-properties/>
      <style:text-properties fo:country="US" fo:language="en"/>
    </style:style>
    <style:style style:family="paragraph" style:name="a1b24a5" style:parent-style-name="Title">
      <style:paragraph-properties fo:break-before="page"/>
      <style:text-properties fo:country="US" fo:language="en"/>
    </style:style>
    <style:style style:family="graphic" style:name="aaf808c"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a23f2f"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c0c288"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73e9ef"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c922c3"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b278b8"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8659f6"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222d43"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8b2778"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1a695b"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ee356c"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084eec"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1b24a5">Images</text:p>
      <text:p text:style-name="a4d7dfb">Inline Images</text:p>
      <text:h text:outline-level="2" text:style-name="a55b46e">Single Images Between Words</text:h>
      <text:p text:style-name="Normal"><text:span text:style-name="ad1b649">Lorem</text:span><text:span text:style-name="afca919"><text:s/></text:span><text:span text:style-name="af7c94d">ipsum dolor sit amet, consetetur sadipscing elitr, sed diam nonumy eirmod tempor invidunt ut labore et dolore magna aliquyam erat, sed diam voluptua.<text:s/></text:span><text:span text:style-name="af2b45a">Charlie Brown<text:s/></text:span><draw:frame draw:style-name="aaf808c" svg:height="8.89mm" svg:width="8.89mm" text:anchor-type="as-char"><draw:image xlink:actuate="onLoad" xlink:href="media/image1.png" xlink:show="embed" xlink:type="simple"/><draw:text-box/></draw:frame><text:span text:style-name="ade4de8"><text:s/>Snoopy<text:s/></text:span><draw:frame draw:style-name="aa23f2f" svg:height="8.89mm" svg:width="8.89mm" text:anchor-type="as-char"><draw:image xlink:actuate="onLoad" xlink:href="media/image2.png" xlink:show="embed" xlink:type="simple"/><draw:text-box/></draw:frame><text:span text:style-name="a03906a"><text:s/></text:span><text:span text:style-name="a5d2903">Lucy<text:s/></text:span><draw:frame draw:style-name="ac0c288" svg:height="8.89mm" svg:width="8.89mm" text:anchor-type="as-char"><draw:image xlink:actuate="onLoad" xlink:href="media/image3.png" xlink:show="embed" xlink:type="simple"/><draw:text-box/></draw:frame><text:span text:style-name="a2e17aa"><text:s/>Woodstock<text:s/></text:span><draw:frame draw:style-name="DefaultParagraphFont" svg:height="8.89mm" svg:width="8.89mm" text:anchor-type="as-char"><draw:image xlink:actuate="onLoad" xlink:href="media/image4.png" xlink:show="embed" xlink:type="simple"/><draw:text-box/></draw:frame><text:span text:style-name="aa634ee"><text:s/>At vero eos et accusam et justo duo dolores et ea rebum. Stet clita kasd gubergren, no sea takimata sanctus est Lorem ipsum dolor sit amet.</text:span></text:p>
      <text:h text:outline-level="2" text:style-name="ae8f7f4">Consecutive Images</text:h>
      <text:p text:style-name="Normal"><text:span text:style-name="a6dcc96">Lorem</text:span><text:span text:style-name="a274b1a"><text:s/></text:span><text:span text:style-name="a594696">ipsum dolor sit amet, consetetur sadipscing elitr, sed diam nonumy eirmod tempor invidunt ut labore et dolore magna aliquyam erat, sed diam voluptua.<text:s/></text:span><text:span text:style-name="a62301b">Charlie Brown Snoopy</text:span><text:span text:style-name="a92a486"><text:s/></text:span><text:span text:style-name="a9abafa">Lucy Woodstock<text:s/></text:span><draw:frame draw:style-name="a73e9ef" svg:height="8.89mm" svg:width="8.89mm" text:anchor-type="as-char"><draw:image xlink:actuate="onLoad" xlink:href="media/image1.png" xlink:show="embed" xlink:type="simple"/><draw:text-box/></draw:frame><draw:frame draw:style-name="ac922c3" svg:height="8.89mm" svg:width="8.89mm" text:anchor-type="as-char"><draw:image xlink:actuate="onLoad" xlink:href="media/image2.png" xlink:show="embed" xlink:type="simple"/><draw:text-box/></draw:frame><draw:frame draw:style-name="ab278b8"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f7a4fe"><text:s/>At vero eos et accusam et justo duo dolores et ea rebum. Stet clita kasd gubergren, no sea takimata sanctus est Lorem ipsum dolor sit amet.</text:span></text:p>
      <text:p text:style-name="ab25363">Floating Images</text:p>
      <text:h text:outline-level="2" text:style-name="a0e42d3">Right Text Wrap</text:h>
      <text:p text:style-name="Normal"><draw:frame draw:style-name="a493254" draw:z-index="251684864" svg:height="15.08mm" svg:width="14.73mm" svg:x="0.0mm" svg:y="7.0mm" text:anchor-type="paragraph"><draw:image xlink:actuate="onLoad" xlink:href="media/image1.png" xlink:show="embed" xlink:type="simple"/><draw:text-box/></draw:frame><text:span text:style-name="a3fe4b3">Left</text:span><text:span text:style-name="a3903fa"><text:s/></text:span><text:span text:style-name="a89018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77e505"><text:s/>Lorem</text:span><text:span text:style-name="a60415a"><text:s/></text:span><text:span text:style-name="affd2d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c20208">Center</text:span><text:span text:style-name="abb3221"><text:s/></text:span><text:span text:style-name="a565f2b">Lorem</text:span><text:span text:style-name="a5ac5d4"><text:s/></text:span><text:span text:style-name="a6707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b40622"><text:s/>Lorem</text:span><text:span text:style-name="a7791d7"><text:s/></text:span><text:span text:style-name="aaa737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551a34">Right</text:span><text:span text:style-name="abfea21"><text:s/>Lorem</text:span><text:span text:style-name="ad655dd"><text:s/></text:span><text:span text:style-name="ade6a84">ipsu</text:span><draw:frame draw:style-name="DefaultParagraphFont" draw:z-index="251696128" svg:height="15.08mm" svg:width="14.69mm" svg:y="7.0mm" text:anchor-type="paragraph"><draw:image xlink:actuate="onLoad" xlink:href="media/image3.png" xlink:show="embed" xlink:type="simple"/><draw:text-box/></draw:frame><text:span text:style-name="a170690">m dolor sit amet, consetetur sadipscing elitr, sed diam nonumy eirmod tempor<text:s/></text:span><text:span text:style-name="a178e2c">invidunt ut labore et dolore magna aliquyam erat, sed diam voluptua. At vero eos et accusam et justo duo dolores et ea rebum. Stet clita kasd gubergren, no sea takimata sanctus est Lorem ipsum dolor sit amet. Lorem</text:span><text:span text:style-name="ab54a3a"><text:s/></text:span><text:span text:style-name="a58bf1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8659f6" draw:z-index="251705344" svg:height="15.08mm" svg:width="14.69mm" svg:x="100.01mm" svg:y="7.0mm" text:anchor-type="paragraph"><draw:image xlink:actuate="onLoad" xlink:href="media/image4.png" xlink:show="embed" xlink:type="simple"/><draw:text-box/></draw:frame><text:span text:style-name="a19e59d">Offset: 50mm</text:span><text:span text:style-name="a15445a"><text:s/>Lorem</text:span><text:span text:style-name="a9d5a70"><text:s/></text:span><text:span text:style-name="ab566a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bb1d9"><text:s/></text:span><text:span text:style-name="af0065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064b64">Left Text Wrap</text:h>
      <text:p text:style-name="Normal"><draw:frame draw:style-name="a222d43" draw:z-index="251715584" svg:height="15.08mm" svg:width="14.73mm" svg:y="7.0mm" text:anchor-type="paragraph"><draw:image xlink:actuate="onLoad" xlink:href="media/image1.png" xlink:show="embed" xlink:type="simple"/><draw:text-box/></draw:frame><text:span text:style-name="a68d942">Left</text:span><text:span text:style-name="a0e6973"><text:s/></text:span><text:span text:style-name="a095ebf">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291738"><text:s/></text:span><text:span text:style-name="a34271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544bfc">Center</text:span><text:span text:style-name="adcd37c"><text:s/>Lorem</text:span><text:span text:style-name="a1138ab"><text:s/></text:span><text:span text:style-name="a51aa7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1f67c"><text:s/></text:span><text:span text:style-name="a1cee6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b1e3ae">Right</text:span><text:span text:style-name="af8e525"><text:s/>Lorem</text:span><text:span text:style-name="aea0bc8"><text:s/></text:span><text:span text:style-name="aba4b82">ipsu</text:span><draw:frame draw:style-name="DefaultParagraphFont" draw:z-index="251700224" svg:height="15.08mm" svg:width="14.69mm" svg:y="7.0mm" text:anchor-type="paragraph"><draw:image xlink:actuate="onLoad" xlink:href="media/image3.png" xlink:show="embed" xlink:type="simple"/><draw:text-box/></draw:frame><text:span text:style-name="ac9d6eb">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d1634"><text:s/></text:span><text:span text:style-name="aa3cad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8b2778" draw:z-index="251707392" svg:height="15.08mm" svg:width="14.69mm" svg:x="100.01mm" svg:y="7.0mm" text:anchor-type="paragraph"><draw:image xlink:actuate="onLoad" xlink:href="media/image4.png" xlink:show="embed" xlink:type="simple"/><draw:text-box/></draw:frame><text:span text:style-name="aea28bc">Offset: 50mm</text:span><text:span text:style-name="a4268c5"><text:s/>Lorem</text:span><text:span text:style-name="abe3707"><text:s/></text:span><text:span text:style-name="a239203">ipsum dolor sit amet, consetetur sadipscing elitr, sed diam nonumy eirmod tempor invidunt ut labore et dolore magna aliquyam erat,<text:s/></text:span><text:span text:style-name="a43ce64">sed diam voluptua. At vero eos et accusam et justo duo dolores et ea rebum. Stet clita kasd gubergren, no sea takimata sanctus est Lorem ipsum dolor sit amet. Lorem</text:span><text:span text:style-name="a972bf4"><text:s/></text:span><text:span text:style-name="a2fdfd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ee9434">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35e27c">Left</text:span><text:span text:style-name="afe139c"><text:s/></text:span><text:span text:style-name="a5c841a">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25ab7b"><text:s/></text:span><text:span text:style-name="ae8fd0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ff414d">Center</text:span><text:span text:style-name="a74df89"><text:s/>Lorem</text:span><text:span text:style-name="a7910ba"><text:s/></text:span><text:span text:style-name="a95f79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07ea02"><text:s/></text:span><text:span text:style-name="a509db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57bc39">Right</text:span><text:span text:style-name="ac43dcc"><text:s/>Lorem</text:span><text:span text:style-name="a4c5e21"><text:s/></text:span><text:span text:style-name="a35995b">ipsu</text:span><draw:frame draw:style-name="DefaultParagraphFont" draw:z-index="251704320" svg:height="15.08mm" svg:width="14.69mm" svg:y="7.0mm" text:anchor-type="paragraph"><draw:image xlink:actuate="onLoad" xlink:href="media/image3.png" xlink:show="embed" xlink:type="simple"/><draw:text-box/></draw:frame><text:span text:style-name="ae955fe">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15984e"><text:s/></text:span><text:span text:style-name="aa274d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1a695b" draw:z-index="251709440" svg:height="15.08mm" svg:width="14.69mm" svg:x="100.01mm" svg:y="7.0mm" text:anchor-type="paragraph"><draw:image xlink:actuate="onLoad" xlink:href="media/image4.png" xlink:show="embed" xlink:type="simple"/><draw:text-box/></draw:frame><text:span text:style-name="a6eada3">Offset: 100mm</text:span><text:span text:style-name="a92d58b"><text:s/>Lorem</text:span><text:span text:style-name="a52d298"><text:s/></text:span><text:span text:style-name="ac4b18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072a4"><text:s/></text:span><text:span text:style-name="a70f01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f3cde9">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a1daff">Left</text:span><text:span text:style-name="aed5eda"><text:s/></text:span><text:span text:style-name="a6b995a">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1a326"><text:s/></text:span><text:span text:style-name="a89571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10ed83">Center</text:span><text:span text:style-name="a072ef5"><text:s/>Lorem</text:span><text:span text:style-name="a223b9b"><text:s/></text:span><text:span text:style-name="a875fb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265b8a"><text:s/></text:span><text:span text:style-name="ada352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08e78a">Right</text:span><text:span text:style-name="ac02e4e"><text:s/>Lorem</text:span><text:span text:style-name="a12538f"><text:s/></text:span><text:span text:style-name="a906a09">ipsu</text:span><draw:frame draw:style-name="DefaultParagraphFont" draw:z-index="251713536" svg:height="15.08mm" svg:width="14.69mm" svg:y="7.0mm" text:anchor-type="paragraph"><draw:image xlink:actuate="onLoad" xlink:href="media/image3.png" xlink:show="embed" xlink:type="simple"/><draw:text-box/></draw:frame><text:span text:style-name="a7fec51">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45660"><text:s/></text:span><text:span text:style-name="a9891a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ee356c" draw:z-index="251714560" svg:height="15.08mm" svg:width="14.69mm" svg:x="100.01mm" svg:y="7.0mm" text:anchor-type="paragraph"><draw:image xlink:actuate="onLoad" xlink:href="media/image4.png" xlink:show="embed" xlink:type="simple"/><draw:text-box/></draw:frame><text:span text:style-name="aeceacb">Offset: 100mm</text:span><text:span text:style-name="a961c6d"><text:s/>Lorem</text:span><text:span text:style-name="a15130c"><text:s/></text:span><text:span text:style-name="ab33ce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fd08b3"><text:s/></text:span><text:span text:style-name="a1005c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e09689">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c71bbd">Left</text:span><text:span text:style-name="aff214f"><text:s/></text:span><text:span text:style-name="a22d6d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0d37ff"><text:s/></text:span><text:span text:style-name="afad94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0d6b57">Center</text:span><text:span text:style-name="aaabfd5"><text:s/>Lorem</text:span><text:span text:style-name="a707881"><text:s/></text:span><text:span text:style-name="a0b0e8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31e82"><text:s/></text:span><text:span text:style-name="ad20fc3">ipsum dolor sit amet, consetetur sadipscing elitr, sed diam nonumy eirmod tempor invidunt ut labore et dolore magna aliquyam erat, sed diam voluptua. At vero eos et accusam et justo<text:s/></text:span><text:span text:style-name="a8df129">duo dolores et ea rebum. Stet clita kasd gubergren, no sea takimata sanctus est Lorem ipsum dolor sit amet.</text:span></text:p>
      <text:p text:style-name="Normal"><text:span text:style-name="a223028">Right</text:span><text:span text:style-name="ab19957"><text:s/>Lorem</text:span><text:span text:style-name="a724b58"><text:s/></text:span><text:span text:style-name="a67d9a2">ipsu</text:span><draw:frame draw:style-name="DefaultParagraphFont" draw:z-index="251719680" svg:height="15.08mm" svg:width="14.69mm" svg:y="7.0mm" text:anchor-type="paragraph"><draw:image xlink:actuate="onLoad" xlink:href="media/image3.png" xlink:show="embed" xlink:type="simple"/><draw:text-box/></draw:frame><text:span text:style-name="aa2e51e">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9f430"><text:s/></text:span><text:span text:style-name="a2a49e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084eec" draw:z-index="251720704" svg:height="15.08mm" svg:width="14.69mm" svg:x="99.89mm" svg:y="7.0mm" text:anchor-type="paragraph"><draw:image xlink:actuate="onLoad" xlink:href="media/image4.png" xlink:show="embed" xlink:type="simple"/><draw:text-box/></draw:frame><text:span text:style-name="a8c18a3">Offset: 100mm</text:span><text:span text:style-name="a90f9be"><text:s/>Lorem</text:span><text:span text:style-name="ac9ca80"><text:s/></text:span><text:span text:style-name="a14753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7cd8b2"><text:s/></text:span><text:span text:style-name="a85eff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cab71c">Image Properties</text:p>
      <text:h text:outline-level="2" text:style-name="a2c4b22">Size</text:h>
      <text:p text:style-name="Normal"><text:span text:style-name="aeb4e07">5mm×5mm<text:s/></text:span><draw:frame draw:style-name="DefaultParagraphFont" svg:height="5.0mm" svg:width="5.0mm" text:anchor-type="as-char"><draw:image xlink:actuate="onLoad" xlink:href="media/image5.png" xlink:show="embed" xlink:type="simple"/><draw:text-box/></draw:frame><text:span text:style-name="a6c78f9"><text:s/></text:span><text:span text:style-name="a490442">10mm × 10mm<text:s/></text:span><draw:frame draw:style-name="DefaultParagraphFont" svg:height="10.0mm" svg:width="9.76mm" text:anchor-type="as-char"><draw:image xlink:actuate="onLoad" xlink:href="media/image2.png" xlink:show="embed" xlink:type="simple"/><draw:text-box/></draw:frame><text:span text:style-name="a304d2f"><text:s/>15mm×10mm<text:s/></text:span><draw:frame draw:style-name="DefaultParagraphFont" svg:height="10.05mm" svg:width="15.0mm" text:anchor-type="as-char"><draw:image xlink:actuate="onLoad" xlink:href="media/image3.png" xlink:show="embed" xlink:type="simple"/><draw:text-box/></draw:frame><text:span text:style-name="aa0d8bb"><text:s/>20mm×25mm<text:s/></text:span><draw:frame draw:style-name="DefaultParagraphFont" svg:height="24.87mm" svg:width="20.0mm" text:anchor-type="as-char"><draw:image xlink:actuate="onLoad" xlink:href="media/image4.png" xlink:show="embed" xlink:type="simple"/><draw:text-box/></draw:frame></text:p>
      <text:h text:outline-level="2" text:style-name="acb2516">Margins</text:h>
      <text:p text:style-name="Normal"><text:span text:style-name="a35c52f">Top</text:span><text:span text:style-name="a717007">: 0, left: 0, bottom: 10mm, right: 20mm</text:span><text:span text:style-name="a9cae15"><text:s/></text:span><draw:frame draw:style-name="DefaultParagraphFont" draw:z-index="251722752" svg:height="14.99mm" svg:width="14.64mm" svg:x="50.01mm" svg:y="7.0mm" text:anchor-type="paragraph"><draw:image xlink:actuate="onLoad" xlink:href="media/image1.png" xlink:show="embed" xlink:type="simple"/><draw:text-box/></draw:frame><text:span text:style-name="ab007e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9821a9">Flipping</text:h>
      <text:p text:style-name="Normal"><text:span text:style-name="a40e779">None<text:s/></text:span><draw:frame draw:style-name="IntenseEmphasis" svg:height="15.1mm" svg:width="14.6mm" text:anchor-type="as-char"><draw:image xlink:actuate="onLoad" xlink:href="media/image2.png" xlink:show="embed" xlink:type="simple"/><draw:text-box/></draw:frame><text:span text:style-name="aa56a3a"><text:s/>Horizontal<text:s/></text:span><draw:frame draw:style-name="IntenseEmphasis" svg:height="15.1mm" svg:width="14.6mm" text:anchor-type="as-char"><draw:image xlink:actuate="onLoad" xlink:href="media/image2.png" xlink:show="embed" xlink:type="simple"/><draw:text-box/></draw:frame><text:span text:style-name="a98e185"><text:s/>Vertical<text:s/></text:span><draw:frame draw:style-name="IntenseEmphasis" svg:height="15.1mm" svg:width="14.6mm" text:anchor-type="as-char"><draw:image xlink:actuate="onLoad" xlink:href="media/image2.png" xlink:show="embed" xlink:type="simple"/><draw:text-box/></draw:frame><text:span text:style-name="ab3aca9"><text:s/>Both<text:s/></text:span><draw:frame draw:style-name="IntenseEmphasis" svg:height="15.1mm" svg:width="14.6mm" text:anchor-type="as-char"><draw:image xlink:actuate="onLoad" xlink:href="media/image2.png" xlink:show="embed" xlink:type="simple"/><draw:text-box/></draw:frame></text:p>
      <text:h text:outline-level="2" text:style-name="a945459">Cropping</text:h>
      <table:table table:style-name="ab5ce8b">
        <table:table-column table:style-name="a1f5c6e"/>
        <table:table-column table:style-name="aadbcff"/>
        <table:table-column table:style-name="a1effe1"/>
        <table:table-column table:style-name="af6ac7a"/>
        <table:table-row>
          <table:table-cell table:style-name="a15b9f9">
            <text:p text:style-name="a4cd120">Left/Right</text:p>
          </table:table-cell>
          <table:table-cell table:style-name="a24b60b">
            <text:p text:style-name="aab4f57">Left=10%</text:p>
          </table:table-cell>
          <table:table-cell table:style-name="ad53b73">
            <text:p text:style-name="aa85275">Left=0%</text:p>
          </table:table-cell>
          <table:table-cell table:style-name="a53d150">
            <text:p text:style-name="a9bde55">Left=-10%</text:p>
          </table:table-cell>
        </table:table-row>
        <table:table-row>
          <table:table-cell table:style-name="ad7ba32">
            <text:p text:style-name="addcc1a">Right=10%</text:p>
          </table:table-cell>
          <table:table-cell table:style-name="a72d50b">
            <text:p text:style-name="ac1b198">O<draw:frame draw:style-name="DefaultParagraphFont" svg:height="20.11mm" svg:width="11.28mm" text:anchor-type="as-char"><draw:image xlink:actuate="onLoad" xlink:href="media/image1.png" xlink:show="embed" xlink:type="simple"/><draw:text-box/></draw:frame>O</text:p>
          </table:table-cell>
          <table:table-cell table:style-name="a5f7608">
            <text:p text:style-name="af77e33">O<draw:frame draw:style-name="DefaultParagraphFont" svg:height="20.11mm" svg:width="16.17mm" text:anchor-type="as-char"><draw:image xlink:actuate="onLoad" xlink:href="media/image1.png" xlink:show="embed" xlink:type="simple"/><draw:text-box/></draw:frame>O</text:p>
          </table:table-cell>
          <table:table-cell table:style-name="a00561a">
            <text:p text:style-name="a55041f">O<draw:frame draw:style-name="DefaultParagraphFont" svg:height="20.11mm" svg:width="21.18mm" text:anchor-type="as-char"><draw:image xlink:actuate="onLoad" xlink:href="media/image1.png" xlink:show="embed" xlink:type="simple"/><draw:text-box/></draw:frame>O</text:p>
          </table:table-cell>
        </table:table-row>
        <table:table-row>
          <table:table-cell table:style-name="af7120c">
            <text:p text:style-name="a2b8d61">Right=0%</text:p>
          </table:table-cell>
          <table:table-cell table:style-name="a8562f3">
            <text:p text:style-name="a4a8528">O<draw:frame draw:style-name="DefaultParagraphFont" svg:height="20.11mm" svg:width="16.0mm" text:anchor-type="as-char"><draw:image xlink:actuate="onLoad" xlink:href="media/image1.png" xlink:show="embed" xlink:type="simple"/><draw:text-box/></draw:frame>O</text:p>
          </table:table-cell>
          <table:table-cell table:style-name="a1aeb56">
            <text:p text:style-name="aab4c73">O<draw:frame draw:style-name="DefaultParagraphFont" svg:height="20.11mm" svg:width="20.83mm" text:anchor-type="as-char"><draw:image xlink:actuate="onLoad" xlink:href="media/image1.png" xlink:show="embed" xlink:type="simple"/><draw:text-box/></draw:frame>O</text:p>
          </table:table-cell>
          <table:table-cell table:style-name="aa63b28">
            <text:p text:style-name="a72844b">O<draw:frame draw:style-name="DefaultParagraphFont" svg:height="20.11mm" svg:width="25.93mm" text:anchor-type="as-char"><draw:image xlink:actuate="onLoad" xlink:href="media/image1.png" xlink:show="embed" xlink:type="simple"/><draw:text-box/></draw:frame>O</text:p>
          </table:table-cell>
        </table:table-row>
        <table:table-row>
          <table:table-cell table:style-name="a0626c6">
            <text:p text:style-name="a8de1a0">Right=-10%</text:p>
          </table:table-cell>
          <table:table-cell table:style-name="afbb41e">
            <text:p text:style-name="ad19c72">O<draw:frame draw:style-name="DefaultParagraphFont" svg:height="20.11mm" svg:width="20.57mm" text:anchor-type="as-char"><draw:image xlink:actuate="onLoad" xlink:href="media/image1.png" xlink:show="embed" xlink:type="simple"/><draw:text-box/></draw:frame>O</text:p>
          </table:table-cell>
          <table:table-cell table:style-name="a168167">
            <text:p text:style-name="ab4326d">O<draw:frame draw:style-name="DefaultParagraphFont" svg:height="20.11mm" svg:width="25.64mm" text:anchor-type="as-char"><draw:image xlink:actuate="onLoad" xlink:href="media/image1.png" xlink:show="embed" xlink:type="simple"/><draw:text-box/></draw:frame>O</text:p>
          </table:table-cell>
          <table:table-cell table:style-name="ad1df73">
            <text:p text:style-name="af83e8b">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bb3ada">
        <table:table-column table:style-name="aa33287"/>
        <table:table-column table:style-name="afb539c"/>
        <table:table-column table:style-name="a3d29e2"/>
        <table:table-column table:style-name="a9422b9"/>
        <table:table-row>
          <table:table-cell table:style-name="a4af534">
            <text:p text:style-name="adcac07">Top/Bottom</text:p>
          </table:table-cell>
          <table:table-cell table:style-name="a7414f0">
            <text:p text:style-name="a895d1b">Top=10%</text:p>
          </table:table-cell>
          <table:table-cell table:style-name="a9f0286">
            <text:p text:style-name="a387f42">Top=0%</text:p>
          </table:table-cell>
          <table:table-cell table:style-name="a9b57d9">
            <text:p text:style-name="a8ec765">Top=-10%</text:p>
          </table:table-cell>
        </table:table-row>
        <table:table-row>
          <table:table-cell table:style-name="a4b1977">
            <text:p text:style-name="acc36c1">Bottom=10%</text:p>
          </table:table-cell>
          <table:table-cell table:style-name="a059191">
            <text:p text:style-name="a1d3aaa">O</text:p>
            <text:p text:style-name="ade7712"><draw:frame draw:style-name="DefaultParagraphFont" svg:height="10.98mm" svg:width="20.9mm" text:anchor-type="as-char"><draw:image xlink:actuate="onLoad" xlink:href="media/image1.png" xlink:show="embed" xlink:type="simple"/><draw:text-box/></draw:frame></text:p>
            <text:p text:style-name="a1bfd6f">O</text:p>
          </table:table-cell>
          <table:table-cell table:style-name="a77189b">
            <text:p text:style-name="a5b1eec">O</text:p>
            <text:p text:style-name="a70f204"><draw:frame draw:style-name="DefaultParagraphFont" svg:height="15.48mm" svg:width="20.9mm" text:anchor-type="as-char"><draw:image xlink:actuate="onLoad" xlink:href="media/image1.png" xlink:show="embed" xlink:type="simple"/><draw:text-box/></draw:frame></text:p>
            <text:p text:style-name="a95944d">O</text:p>
          </table:table-cell>
          <table:table-cell table:style-name="a504be7">
            <text:p text:style-name="a9f77eb">O</text:p>
            <text:p text:style-name="af97c76"><draw:frame draw:style-name="DefaultParagraphFont" svg:height="20.22mm" svg:width="21.17mm" text:anchor-type="as-char"><draw:image xlink:actuate="onLoad" xlink:href="media/image1.png" xlink:show="embed" xlink:type="simple"/><draw:text-box/></draw:frame></text:p>
            <text:p text:style-name="a7ec34d">O</text:p>
          </table:table-cell>
        </table:table-row>
        <table:table-row>
          <table:table-cell table:style-name="a05de08">
            <text:p text:style-name="a295525">Bottom =0%</text:p>
          </table:table-cell>
          <table:table-cell table:style-name="a7caf70">
            <text:p text:style-name="a630433">O</text:p>
            <text:p text:style-name="a8ef7f8"><draw:frame draw:style-name="DefaultParagraphFont" svg:height="15.48mm" svg:width="20.58mm" text:anchor-type="as-char"><draw:image xlink:actuate="onLoad" xlink:href="media/image1.png" xlink:show="embed" xlink:type="simple"/><draw:text-box/></draw:frame></text:p>
            <text:p text:style-name="aa3a82a">O</text:p>
          </table:table-cell>
          <table:table-cell table:style-name="ac68d32">
            <text:p text:style-name="ad50249">O</text:p>
            <text:p text:style-name="a988c07"><draw:frame draw:style-name="DefaultParagraphFont" svg:height="20.11mm" svg:width="20.83mm" text:anchor-type="as-char"><draw:image xlink:actuate="onLoad" xlink:href="media/image1.png" xlink:show="embed" xlink:type="simple"/><draw:text-box/></draw:frame></text:p>
            <text:p text:style-name="aa6b26c">O</text:p>
          </table:table-cell>
          <table:table-cell table:style-name="a9bac26">
            <text:p text:style-name="a5fcaad">O</text:p>
            <text:p text:style-name="a2bbe15"><draw:frame draw:style-name="DefaultParagraphFont" svg:height="24.76mm" svg:width="21.17mm" text:anchor-type="as-char"><draw:image xlink:actuate="onLoad" xlink:href="media/image1.png" xlink:show="embed" xlink:type="simple"/><draw:text-box/></draw:frame></text:p>
            <text:p text:style-name="ab0bbcf">O</text:p>
          </table:table-cell>
        </table:table-row>
        <table:table-row>
          <table:table-cell table:style-name="af04226">
            <text:p text:style-name="a28e6ef">Bottom =-10%</text:p>
          </table:table-cell>
          <table:table-cell table:style-name="ab0541c">
            <text:p text:style-name="a3dd7e5">O</text:p>
            <text:p text:style-name="a3ccc72"><draw:frame draw:style-name="DefaultParagraphFont" svg:height="20.27mm" svg:width="20.64mm" text:anchor-type="as-char"><draw:image xlink:actuate="onLoad" xlink:href="media/image1.png" xlink:show="embed" xlink:type="simple"/><draw:text-box/></draw:frame></text:p>
            <text:p text:style-name="ac2571f">O</text:p>
          </table:table-cell>
          <table:table-cell table:style-name="a9d3f82">
            <text:p text:style-name="ac71b84">O</text:p>
            <text:p text:style-name="a845320"><draw:frame draw:style-name="DefaultParagraphFont" svg:height="24.76mm" svg:width="20.94mm" text:anchor-type="as-char"><draw:image xlink:actuate="onLoad" xlink:href="media/image1.png" xlink:show="embed" xlink:type="simple"/><draw:text-box/></draw:frame></text:p>
            <text:p text:style-name="a727b29">O</text:p>
          </table:table-cell>
          <table:table-cell table:style-name="a997277">
            <text:p text:style-name="ada5a40">O</text:p>
            <text:p text:style-name="a1134f9"><draw:frame draw:style-name="DefaultParagraphFont" svg:height="29.54mm" svg:width="21.17mm" text:anchor-type="as-char"><draw:image xlink:actuate="onLoad" xlink:href="media/image1.png" xlink:show="embed" xlink:type="simple"/><draw:text-box/></draw:frame></text:p>
            <text:p text:style-name="ab3e605">O</text:p>
          </table:table-cell>
        </table:table-row>
      </table:table>
      <text:p text:style-name="Normal"/>
      <text:p text:style-name="a7a431c"/>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05</dc:date>
    <meta:editing-cycles>2</meta:editing-cycles>
    <meta:editing-duration>PT0.197S</meta:editing-duration>
  </office:meta>
</office:document-meta>
</file>